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80c" officeooo:paragraph-rsid="001f880c"/>
    </style:style>
    <style:style style:name="P2" style:family="paragraph" style:parent-style-name="Standard">
      <style:text-properties fo:font-size="32pt" officeooo:rsid="001f880c" officeooo:paragraph-rsid="001f880c" style:font-size-asian="32pt" style:font-size-complex="32pt"/>
    </style:style>
    <style:style style:name="P3" style:family="paragraph" style:parent-style-name="Standard">
      <style:text-properties fo:font-size="24pt" officeooo:rsid="001f880c" officeooo:paragraph-rsid="001f880c" style:font-size-asian="24pt" style:font-size-complex="24pt"/>
    </style:style>
    <style:style style:name="P4" style:family="paragraph" style:parent-style-name="Standard">
      <style:text-properties fo:font-size="13pt" officeooo:rsid="001f880c" officeooo:paragraph-rsid="001f880c" style:font-size-asian="13pt" style:font-size-complex="13pt"/>
    </style:style>
    <style:style style:name="P5" style:family="paragraph" style:parent-style-name="Standard">
      <style:text-properties fo:font-size="13pt" officeooo:rsid="001f880c" officeooo:paragraph-rsid="00216f12" style:font-size-asian="13pt" style:font-size-complex="13pt"/>
    </style:style>
    <style:style style:name="P6" style:family="paragraph" style:parent-style-name="Standard">
      <style:text-properties fo:font-size="13pt" officeooo:rsid="00216f12" officeooo:paragraph-rsid="00216f12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6f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oting system</text:p>
      <text:p text:style-name="P1"/>
      <text:p text:style-name="P3">Database configuration</text:p>
      <text:p text:style-name="P3"/>
      <text:p text:style-name="P4">Application is coupled with MySql database. By default it is using such credentials to database:</text:p>
      <text:p text:style-name="P4">user: <text:span text:style-name="T1">root</text:span></text:p>
      <text:p text:style-name="P4">password: <text:span text:style-name="T1">password</text:span></text:p>
      <text:p text:style-name="P4">Application is connecting to database on address <text:span text:style-name="T1">127.0.0.1:3306</text:span>.</text:p>
      <text:p text:style-name="P4"/>
      <text:p text:style-name="P4">Such user has to be created with permissions to database <text:span text:style-name="T1">vote_system</text:span>. In file <text:span text:style-name="T1">tables.sql</text:span> there is script to create proper database and tables.</text:p>
      <text:p text:style-name="P4"/>
      <text:p text:style-name="P3">Running application</text:p>
      <text:p text:style-name="P4"/>
      <text:p text:style-name="P5">First run of application has to be made with additional argument to initialize database with data.</text:p>
      <text:p text:style-name="P5"><text:span text:style-name="T2">In order to make first run, command below</text:span> <text:span text:style-name="T2">has to be used</text:span>:</text:p>
      <text:p text:style-name="P4"/>
      <text:p text:style-name="P4">java -jar VoteCalculator-0.0.1-SNAPSHOT.jar first</text:p>
      <text:p text:style-name="P4"/>
      <text:p text:style-name="P6">Another instances of application has to be run without additional argument:</text:p>
      <text:p text:style-name="P6"/>
      <text:p text:style-name="P5">java -jar VoteCalculator-0.0.1-SNAPSHOT.j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3:56:42.607016467</meta:creation-date>
    <dc:date>2019-01-19T00:12:44.092401146</dc:date>
    <meta:editing-duration>PT4M41S</meta:editing-duration>
    <meta:editing-cycles>1</meta:editing-cycles>
    <meta:document-statistic meta:table-count="0" meta:image-count="0" meta:object-count="0" meta:page-count="1" meta:paragraph-count="13" meta:word-count="102" meta:character-count="706" meta:non-whitespace-character-count="617"/>
    <meta:generator>LibreOffice/6.0.3.2$Linux_X86_64 LibreOffice_project/00m0$Build-2</meta:generator>
  </office:meta>
</office:document-meta>
</file>